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ratorWrapp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IteratorWrapp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IteratorWrapp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IteratorWrappe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ratorWrapper.has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IteratorWrapper.ListIteratorWrappe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